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form="urn:oasis:names:tc:opendocument:xmlns:form:1.0" xmlns:script="urn:oasis:names:tc:opendocument:xmlns:script:1.0" xmlns:rpt="http://openoffice.org/2005/report" xmlns:xforms="http://www.w3.org/2002/xforms"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of="urn:oasis:names:tc:opendocument:xmlns:of:1.2" xmlns:office="urn:oasis:names:tc:opendocument:xmlns:office:1.0" xmlns:field="urn:openoffice:names:experimental:ooxml-odf-interop:xmlns:field:1.0" xmlns:math="http://www.w3.org/1998/Math/MathML" xmlns:svg="urn:oasis:names:tc:opendocument:xmlns:svg-compatible:1.0" xmlns:dr3d="urn:oasis:names:tc:opendocument:xmlns:dr3d:1.0" xmlns:table="urn:oasis:names:tc:opendocument:xmlns:table:1.0" xmlns:rdfa="http://docs.oasis-open.org/opendocument/meta/rdfa#" xmlns:xsd="http://www.w3.org/2001/XMLSchema" xmlns:xsi="http://www.w3.org/2001/XMLSchema-instance" xmlns:chart="urn:oasis:names:tc:opendocument:xmlns:chart:1.0" xmlns:draw="urn:oasis:names:tc:opendocument:xmlns:drawing:1.0" xmlns:formx="urn:openoffice:names:experimental:ooxml-odf-interop:xmlns:form:1.0" xmlns:style="urn:oasis:names:tc:opendocument:xmlns:style:1.0" xmlns:dom="http://www.w3.org/2001/xml-events" xmlns:number="urn:oasis:names:tc:opendocument:xmlns:datastyle:1.0" office:version="1.2">
  <office:scripts/>
  <office:font-face-decls>
    <style:font-face style:name="PodStarSymbol" svg:font-family="StarSymbol"/>
    <style:font-face style:name="Tahoma1" svg:font-family="Tahoma"/>
    <style:font-face style:name="DejaVu Sans" svg:font-family="'DejaVu Sans'" style:font-family-generic="swiss"/>
    <style:font-face style:name="Nimbus Roman No9 L" style:font-pitch="variable" svg:font-family="'Nimbus Roman No9 L'" style:font-family-generic="roman"/>
    <style:font-face style:name="Nimbus Sans L" style:font-pitch="variable" svg:font-family="'Nimbus Sans L'" style:font-family-generic="swiss"/>
    <style:font-face style:name="DejaVu Sans1" style:font-pitch="variable" svg:font-family="'DejaVu Sans'" style:font-family-generic="system"/>
    <style:font-face style:name="Mincho" style:font-pitch="variable" svg:font-family="Mincho" style:font-family-generic="system"/>
    <style:font-face style:name="Tahoma" style:font-pitch="variable" svg:font-family="Tahoma" style:font-family-generic="system"/>
  </office:font-face-decls>
  <office:automatic-styles>
    <style:style style:name="podTable" style:family="table">
      <style:table-properties table:align="margins"/>
    </style:style>
    <style:style style:name="podCell" style:family="table-cell">
      <style:table-cell-properties fo:padding="0.097cm" fo:border="0.018cm solid #000000"/>
    </style:style>
    <style:style style:name="podCompactCell" style:family="table-cell">
      <style:table-cell-properties fo:padding-left="0.049cm" fo:padding-right="0.049cm" fo:padding-top="0cm" fo:padding-bottom="0cm" fo:border="0.018cm solid #000000"/>
    </style:style>
    <style:style style:name="podHeaderCell" style:family="table-cell">
      <style:table-cell-properties fo:background-color="#e6e6e6" fo:padding="0.097cm" fo:border="0.018cm solid #000000"/>
    </style:style>
    <style:style style:name="podImageLeft"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fo:margin-right="0.3cm" fo:margin-bottom="0.2cm"/>
    </style:style>
    <style:style style:name="podImageRight"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fo:margin-left="0.3cm" fo:margin-bottom="0.2cm"/>
    </style:style>
    <style:style style:name="Appy_Table_Content" style:display-name="Appy cell content" style:family="paragraph" style:parent-style-name="AppyStandard" style:class="extra">
      <style:paragraph-properties fo:margin-top="0cm" fo:margin-bottom="0cm" text:number-lines="false" text:line-number="0"/>
    </style:style>
    <style:style style:name="Appy_Table_Heading" style:display-name="Appy heading content" style:family="paragraph" style:parent-style-name="Appy_Table_Content" style:class="extra">
      <style:paragraph-properties fo:text-align="center" style:justify-single-word="false" text:number-lines="false" text:line-number="0"/>
      <style:text-properties fo:font-weight="bold" style:font-weight-asian="bold" style:font-weight-complex="bold"/>
    </style:style>
    <style:style style:name="podTablePara" style:family="paragraph" style:parent-style-name="Appy_Table_Content">
      <style:text-properties fo:font-size="8pt" fo:font-weight="normal" style:font-weight-asian="normal" style:font-weight-complex="normal"/>
    </style:style>
    <style:style style:name="podTableParaBold" style:family="paragraph" style:parent-style-name="Appy_Table_Content">
      <style:text-properties fo:font-size="8pt" fo:font-weight="bold" style:font-weight-asian="bold" style:font-weight-complex="bold"/>
    </style:style>
    <style:style style:name="podTableParaRight" style:family="paragraph" style:parent-style-name="Appy_Table_Content">
      <style:paragraph-properties fo:text-align="end" style:justify-single-word="false"/>
      <style:text-properties fo:font-size="8pt" fo:font-weight="normal" style:font-weight-asian="normal" style:font-weight-complex="normal"/>
    </style:style>
    <style:style style:name="podTableParaBoldRight" style:family="paragraph" style:parent-style-name="Appy_Table_Content">
      <style:paragraph-properties fo:text-align="end" style:justify-single-word="false"/>
      <style:text-properties fo:font-size="8pt" fo:font-weight="bold" style:font-weight-asian="bold" style:font-weight-complex="bold"/>
    </style:style>
    <style:style style:name="CS1" style:family="paragraph">
      <style:paragraph-properties fo:text-align="center"/>
    </style:style>
    <style:style style:name="Table14521180116712.1" style:family="table-column">
      <style:table-column-properties style:rel-column-width="47138*"/>
    </style:style>
    <style:style style:name="Table14521180116712.2" style:family="table-column">
      <style:table-column-properties style:rel-column-width="18395*"/>
    </style:style>
  </office:automatic-styles>
  <office:body>
    <office:text>
      <office:forms form:automatic-focus="false" form:apply-design-mode="false"/>
      <text:sequence-decls>
        <text:sequence-decl text:name="Illustration" text:display-outline-level="0"/>
        <text:sequence-decl text:name="Table" text:display-outline-level="0"/>
        <text:sequence-decl text:name="Text" text:display-outline-level="0"/>
        <text:sequence-decl text:name="Drawing" text:display-outline-level="0"/>
      </text:sequence-decls>
      <text:list text:style-name="podNumberedList" text:continue-numbering="false">
        <text:list-item>
          <text:p text:style-name="podPli">Test du champ kupu<text:line-break/>A la ligne 1, j'y suis</text:p>
        </text:list-item>
        <text:list-item>
          <text:list text:style-name="podNumberedList" text:continue-numbering="false">
            <text:list-item>
              <text:p text:style-name="podPli">Ligne 1 de 1<text:line-break/>A la ligne 1 de 1 fdsfds fsd fsd fksdf sdfs dfd sfsd fsd fsd fdsf dsfds fsdfa azra zeeamr earkl kfl flks dlfksd lfklsd fklmsdfkl dskflmdsk flmsdf lmdsflm dflsdfs fksd fmlsd flmdsk flmdsf mlsfkmls<text:line-break/>A la ligne 2 de 1 cds fdsn sfd dsjfl dsjfhjds fhjdsf lqdhf klsfql kjfk jfkj qfklmqds fjdlksqfj kdlfj klqfk qfjk ljfqklq djfklqjf qfk jkfljqd sklfjqdklfjqdkl fjdqklf jdqlkfj qfq</text:p>
            </text:list-item>
            <text:list-item>
              <text:p text:style-name="podPli">Ligne 2 de 1<text:line-break/>A la ligne 1 de 2 fdsfds fsd fsd fksdf sdfs dfd sfsd fsd fsd fdsf dsfds fsdfa azra zeeamr earkl kfl flks dlfksd lfklsd fklmsdfkl dskflmdsk flmsdf lmdsflm dflsdfs fksd fmlsd flmdsk flmdsf mlsfkmls<text:line-break/>A la ligne 2 de 2 cds fdsn sfd dsjfl dsjfhjds fhjdsf lqdhf klsfql kjfk jfkj qfklmqds fjdlksqfj kdlfj klqfk qfjk ljfqklq djfklqjf qfk jkfljqd sklfjqdklfjqdkl fjdqklf jdqlkfj qf</text:p>
            </text:list-item>
          </text:list>
        </text:list-item>
        <text:list-item>
          <text:p text:style-name="podPli">Ligne 2 tout court</text:p>
        </text:list-item>
        <text:list-item>
          <text:list text:style-name="podNumberedList" text:continue-numbering="false">
            <text:list-item>
              <text:p text:style-name="podPli">Ligne bullet dg fg dgd fgdf gdfg dgq fg fgfq gfqd gfqg qfg qgkqlglk lgkl fkgkfq lmgkl mfqfkglmfk gmlqf gmlqfgml kfmglk qmglk qmlgk qmlgkqmflgk qmlqg fmdlmslgk mlsgml fskfmglk gmlkflmg ksfmlgk mlsgk</text:p>
            </text:list-item>
            <text:list-item>
              <text:p text:style-name="podPli">dsfl kqfs dmflm dsfsdf lskfmls dkflmsdkf sdlmkf dslmfk sdmlfksd mlfksdmfl ksflmksdflmd slfmskd lsmlfk mlsdfkl mskfmlsfk lmskfsfs</text:p>
            </text:list-item>
            <text:list-item>
              <text:p text:style-name="podPli">fmlsdm ùfkùds fldsf ùsfsdmfù mdsfù msdùfms</text:p>
            </text:list-item>
            <text:list-item>
              <text:p text:style-name="podPli">fds fsd fdsf sdfds fsmd fmjdfklm sdflmkd lfqlmklmdsqkflmq dskflmkd slmgkqdfmglklfmgksmldgk dmlsgdkdlm fgkmdl fkgdmlfsgk mlfgksmdl fgkmldsf klmmdfkg mlsdfkgml skfdgml skgmlkfd smlgksd mlkgml kml</text:p>
            </text:list-item>
            <text:list-item>
              <text:p text:style-name="podPli">lgd ksmlgjk mlsdfgkml sdfkglm kdsfmlgk dlmskgsldmgk lms</text:p>
            </text:list-item>
          </text:list>
        </text:list-item>
        <text:list-item>
          <text:p text:style-name="podPli">Ligne 3 tout court</text:p>
        </text:list-item>
      </text:list>
      <text:p><text:line-break/></text:p>
      <text:p text:style-name="Standard"/>
      <text:list text:style-name="podNumberedList" text:continue-numbering="false">
        <text:list-item text:start-value="1">
          <text:p text:style-name="podNumberItem">Le Gouvernement approuve la réaffectation de 20.056.989 € attribués dans le cadre du CRAC II et l’affectation du solde de 20.855.107 € du solde des CRAC Ibis et II au sein du secteur des hôpitaux de l’enveloppe de financement alternatif pour un montant total de 40.921.096 €, au bénéfice des établissements suivants :<text:line-break/><text:line-break/></text:p>
        </text:list-item>
      </text:list>
      <table:table table:name="Table14521180116712" table:style-name="podTable">
        <table:table-column table:style-name="Table14521180116712.1"/>
        <table:table-column table:style-name="Table14521180116712.2"/>
        <table:table-row>
          <table:table-cell table:style-name="podCell">
            <text:p text:style-name="Appy_Table_Content"><text:span text:style-name="podBold">Etablissement</text:span></text:p>
          </table:table-cell>
          <table:table-cell table:style-name="podCell">
            <text:p text:style-name="CS1"><text:span text:style-name="podBold">CRAC II Phase II</text:span></text:p>
          </table:table-cell>
        </table:table-row>
        <table:table-row>
          <table:table-cell table:style-name="podCell">
            <text:p>C.H. Chrétien Liège</text:p>
          </table:table-cell>
          <table:table-cell table:style-name="podCell">
            <text:p text:style-name="CS1">11.097.377</text:p>
          </table:table-cell>
        </table:table-row>
        <table:table-row>
          <table:table-cell table:style-name="podCell">
            <text:p>Hôp. St-Joseph, Ste-Thérèse et IMTR Gilly</text:p>
          </table:table-cell>
          <table:table-cell table:style-name="podCell">
            <text:p text:style-name="CS1">8.297.880</text:p>
          </table:table-cell>
        </table:table-row>
      </table:table>
      <text:list text:style-name="podNumberedList" text:continue-numbering="true">
        <text:line-break/>
        <text:list-item>
          <text:p text:style-name="podNumberItem">Il prend acte des décisions du Ministre de la Santé relatives à l’octroi de la règle de 10/90 pour la subsidiation des infrastructures des établissements concernés.<text:line-break/></text:p>
        </text:list-item>
        <text:list-item>
          <text:p text:style-name="podNumberItem">Le Gouvernement charge le Ministre de la Santé d’appliquer, le cas échéant, les nouveaux plafonds à la construction visés dans l’arrêté ministériel du 11 mai 2007 fixant le coût maximal pouvant être pris en considération pour l’octroi des subventions pour la construction de nouveaux bâtiments, les travaux d’extension et de reconditionnement d’un hôpital ou d’un service, aux demandes d’octroi de subventions antérieures au 1<text:span text:style-name="podSup">er</text:span> janvier 2006, pour autant que ces demandes d’octroi de subventions n’aient pas encore donné lieu à l’exploitation à cette même date.<text:line-break/></text:p>
        </text:list-item>
        <text:list-item>
          <text:p text:style-name="podNumberItem">Il charge le Ministre de la Santé de l’exécution de la présente décision</text:p>
        </text:list-item>
      </text:list>
      <text:p/>
      <text:p text:style-name="Standard"/>
      <text:list text:style-name="podNumberedList" text:continue-numbering="false">
        <text:list-item>
          <text:p text:style-name="podNumberItem">Le Gouvernement l'exercice 2008.</text:p>
        </text:list-item>
        <text:list-item>
          <text:p text:style-name="podNumberItem">Il approuve 240.000€ de007-2008.</text:p>
        </text:list-item>
        <text:list-item>
          <text:p text:style-name="podNumberItem">Le Gouvernement approuve:</text:p>
        </text:list-item>
        <text:list-item>
          <text:list text:style-name="podBulletedList">
            <text:list-item>
              <text:p text:style-name="podBulletItem">le projet d'arrêté ministériel 008;</text:p>
            </text:list-item>
            <text:list-item>
              <text:p text:style-name="podBulletItem">le projet d'arrêté ministériel mique 2008-2009.</text:p>
            </text:list-item>
          </text:list>
        </text:list-item>
        <text:list-item>
          <text:p text:style-name="podNumberItem">Le Gouvernement charge le Ministre de l'Economie de l'exécution de la présente décision.</text:p>
        </text:list-item>
      </text:list>
      <text:p text:style-name="Standard"/>
      <text:p><text:span text:style-name="podBold">Programmes FSE Convergence et Compétitivité régionale et emploi.</text:span></text:p>
      <text:p><text:span text:style-name="podBold">Axe 1, mesure 1, et Axe 2, mesures 2, 3, 4 et 5 : formation.</text:span></text:p>
      <text:p><text:span text:style-name="podBold">Portefeuille de projets « Enseignement supérieur - Formation continue ».</text:span></text:p>
      <text:p text:style-name="Standard"/>
    </office:text>
  </office:body>
</office:document-content>
</file>

<file path=styles.xml><?xml version="1.0" encoding="utf-8"?>
<office:document-styles xmlns:form="urn:oasis:names:tc:opendocument:xmlns:form:1.0" xmlns:script="urn:oasis:names:tc:opendocument:xmlns:script:1.0" xmlns:rpt="http://openoffice.org/2005/report"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svg="urn:oasis:names:tc:opendocument:xmlns:svg-compatible:1.0" xmlns:office="urn:oasis:names:tc:opendocument:xmlns:office:1.0" xmlns:math="http://www.w3.org/1998/Math/MathML" xmlns:of="urn:oasis:names:tc:opendocument:xmlns:of:1.2" xmlns:dr3d="urn:oasis:names:tc:opendocument:xmlns:dr3d:1.0" xmlns:table="urn:oasis:names:tc:opendocument:xmlns:table:1.0" xmlns:rdfa="http://docs.oasis-open.org/opendocument/meta/rdfa#" xmlns:chart="urn:oasis:names:tc:opendocument:xmlns:chart:1.0" xmlns:draw="urn:oasis:names:tc:opendocument:xmlns:drawing:1.0" xmlns:style="urn:oasis:names:tc:opendocument:xmlns:style:1.0" xmlns:dom="http://www.w3.org/2001/xml-events" xmlns:number="urn:oasis:names:tc:opendocument:xmlns:datastyle:1.0" office:version="1.2">
  <office:font-face-decls>
    <style:font-face style:name="PodStarSymbol" svg:font-family="StarSymbol"/>
    <style:font-face style:name="Tahoma1" svg:font-family="Tahoma"/>
    <style:font-face style:name="DejaVu Sans" svg:font-family="'DejaVu Sans'" style:font-family-generic="swiss"/>
    <style:font-face style:name="Nimbus Roman No9 L" style:font-pitch="variable" svg:font-family="'Nimbus Roman No9 L'" style:font-family-generic="roman"/>
    <style:font-face style:name="Nimbus Sans L" style:font-pitch="variable" svg:font-family="'Nimbus Sans L'" style:font-family-generic="swiss"/>
    <style:font-face style:name="DejaVu Sans1" style:font-pitch="variable" svg:font-family="'DejaVu Sans'" style:font-family-generic="system"/>
    <style:font-face style:name="Mincho" style:font-pitch="variable" svg:font-family="Mincho" style:font-family-generic="system"/>
    <style:font-face style:name="Tahoma" style:font-pitch="variable" svg:font-family="Tahoma" style:font-family-generic="system"/>
  </office:font-face-decls>
  <office:styles>
    <style:style style:name="AppyStandard" style:family="paragraph" style:class="text" style:master-page-name="" style:parent-style-name="Standard">
      <style:paragraph-properties fo:margin-left="0cm" fo:margin-right="0cm" fo:margin-top="0.101cm" fo:margin-bottom="0.169cm" fo:text-indent="0cm" style:auto-text-indent="false" style:page-number="auto"/>
    </style:style>
    <style:style style:name="ParaKWN" style:family="paragraph" style:class="text" style:master-page-name="" style:parent-style-name="AppyStandard">
      <style:paragraph-properties fo:keep-with-next="always"/>
    </style:style>
    <style:style style:name="podItalic" style:family="text">
      <style:text-properties fo:font-style="italic" style:font-style-asian="italic" style:font-style-complex="italic"/>
    </style:style>
    <style:style style:name="podBold" style:family="text">
      <style:text-properties fo:font-weight="bold" style:font-weight-asian="bold" style:font-weight-complex="bold"/>
    </style:style>
    <style:style style:name="podUnderline" style:family="text">
      <style:text-properties style:text-underline-style="solid" style:text-underline-width="auto" style:text-underline-color="font-color"/>
    </style:style>
    <style:style style:name="podStrike" style:family="text">
      <style:text-properties style:text-line-through-style="solid" style:text-line-through-width="auto" style:text-line-through-color="font-color"/>
    </style:style>
    <style:style style:name="podSup" style:family="text">
      <style:text-properties style:text-position="super 58%"/>
    </style:style>
    <style:style style:name="podSub" style:family="text">
      <style:text-properties style:text-position="sub 58%"/>
    </style:style>
    <style:style style:name="podPli" style:family="paragraph">
      <!--style:paragraph-properties fo:margin-left="1.3cm"/-->
      <style:paragraph-properties/>
    </style:style>
    <style:style style:name="podPageBreak" style:family="paragraph">
      <style:paragraph-properties fo:break-before="page"/>
    </style:style>
    <style:style style:name="podColumnBreak" style:family="paragraph">
      <style:paragraph-properties fo:break-before="column"/>
    </style:style>
    <style:style style:name="podBulletItem" style:family="paragraph" style:list-style-name="podBulletedList"/>
    <style:style style:name="podNumberItem" style:family="paragraph" style:list-style-name="podNumberedList"/>
    <style:style style:name="podBulletItemKeepWithNext" style:family="paragraph" style:list-style-name="podBulletedList">
      <style:paragraph-properties fo:keep-with-next="always"/>
    </style:style>
    <style:style style:name="podNumberItemKeepWithNext" style:family="paragraph" style:list-style-name="podNumberedList">
      <style:paragraph-properties fo:keep-with-next="always"/>
    </style:style>
    <style:style style:name="podNumberStyle" style:display-name="POD Numbering Symbols" style:family="text"/>
    <style:style style:name="podBulletStyle" style:display-name="POD Bullet Symbols" style:family="text">
      <style:text-properties style:font-name="PodStarSymbol" fo:font-size="9pt" style:font-name-asian="PodStarSymbol" style:font-size-asian="9pt" style:font-name-complex="PodStarSymbol" style:font-size-complex="9pt"/>
    </style:style>
    <text:list-style style:name="podBulletedList">
      <text:list-level-style-bullet text:level="1" text:style-name="podBulletStyle" text:bullet-char="•">
        <style:list-level-properties text:space-before="0.25in" text:min-label-width="0.25in"/>
        <style:text-properties style:font-name="PodStarSymbol"/>
      </text:list-level-style-bullet>
      <text:list-level-style-bullet text:level="2" text:style-name="podBulletStyle" text:bullet-char="◦">
        <style:list-level-properties text:space-before="0.5in" text:min-label-width="0.25in"/>
        <style:text-properties style:font-name="PodStarSymbol"/>
      </text:list-level-style-bullet>
      <text:list-level-style-bullet text:level="3" text:style-name="podBulletStyle" text:bullet-char="▪">
        <style:list-level-properties text:space-before="0.75in" text:min-label-width="0.25in"/>
        <style:text-properties style:font-name="PodStarSymbol"/>
      </text:list-level-style-bullet>
      <text:list-level-style-bullet text:level="4" text:style-name="podBulletStyle" text:bullet-char="•">
        <style:list-level-properties text:space-before="1in" text:min-label-width="0.25in"/>
        <style:text-properties style:font-name="PodStarSymbol"/>
      </text:list-level-style-bullet>
    </text:list-style>
    <text:list-style style:name="podNumberedList">
      <text:list-level-style-number text:level="1" text:style-name="podNumberStyle" style:num-suffix="." style:num-format="1">
        <style:list-level-properties text:space-before="0.25in" text:min-label-width="0.25in"/>
      </text:list-level-style-number>
      <text:list-level-style-number text:level="2" text:style-name="podNumberStyle" style:num-suffix="." style:num-format="1">
        <style:list-level-properties text:space-before="0.5in" text:min-label-width="0.25in"/>
      </text:list-level-style-number>
      <text:list-level-style-number text:level="3" text:style-name="podNumberStyle" style:num-suffix="." style:num-format="1">
        <style:list-level-properties text:space-before="0.75in" text:min-label-width="0.25in"/>
      </text:list-level-style-number>
      <text:list-level-style-number text:level="4" text:style-name="podNumberStyle" style:num-suffix="." style:num-format="1">
        <style:list-level-properties text:space-before="1in" text:min-label-width="0.25in"/>
      </text:list-level-style-number>
    </text:list-style>
    <style:default-style style:family="graphic">
      <style:graphic-properties draw:end-line-spacing-horizontal="0.283cm" draw:shadow-offset-y="0.3cm" draw:shadow-offset-x="0.3cm" style:flow-with-text="false" draw:start-line-spacing-vertical="0.283cm" draw:start-line-spacing-horizontal="0.283cm" draw:end-line-spacing-vertical="0.283cm"/>
      <style:paragraph-properties style:text-autospace="ideograph-alpha" style:font-independent-line-spacing="false" style:writing-mode="lr-tb" style:line-break="strict">
        <style:tab-stops/>
      </style:paragraph-properties>
      <style:text-properties style:use-window-font-color="true" fo:country="US" fo:language="en" style:language-asian="zxx" style:language-complex="zxx" style:font-size-asian="12pt" fo:font-size="12pt" style:font-size-complex="12pt" style:country-asian="none" style:country-complex="none"/>
    </style:default-style>
    <style:default-style style:family="paragraph">
      <style:paragraph-properties style:writing-mode="page" fo:hyphenation-ladder-count="no-limit" style:tab-stop-distance="1.251cm" style:punctuation-wrap="hanging" style:text-autospace="ideograph-alpha" style:line-break="strict"/>
      <style:text-properties style:use-window-font-color="true" fo:country="US" fo:language="en" fo:hyphenation-push-char-count="2" style:font-name="Nimbus Roman No9 L" style:language-asian="zxx" style:language-complex="zxx" style:font-size-asian="12pt" style:font-name-asian="DejaVu Sans1" fo:font-size="12pt" style:font-size-complex="12pt" style:country-asian="none" fo:hyphenation-remain-char-count="2" fo:hyphenate="false" style:font-name-complex="Tahoma" style:country-complex="none"/>
    </style:default-style>
    <style:default-style style:family="table">
      <style:table-properties table:border-model="collapsing"/>
    </style:default-style>
    <style:default-style style:family="table-row">
      <style:table-row-properties fo:keep-together="auto"/>
    </style:default-style>
    <style:style style:name="Standard" style:class="text" style:family="paragraph"/>
    <style:style style:name="Text_20_body" style:display-name="Text body" style:class="text" style:parent-style-name="Standard" style:family="paragraph">
      <style:paragraph-properties fo:margin-top="0cm" fo:margin-bottom="0.212cm"/>
    </style:style>
    <style:style style:name="Heading" style:next-style-name="Text_20_body" style:class="text" style:parent-style-name="Standard" style:family="paragraph">
      <style:paragraph-properties fo:margin-top="0.423cm" fo:keep-with-next="always" fo:margin-bottom="0.212cm"/>
      <style:text-properties style:font-size-asian="14pt" style:font-name="Nimbus Sans L" style:font-size-complex="14pt" style:font-name-asian="Mincho" fo:font-size="14pt" style:font-name-complex="Tahoma"/>
    </style:style>
    <style:style style:next-style-name="Text_20_body" style:class="text" style:family="paragraph" style:name="Heading_20_1" style:display-name="Heading 1" style:default-outline-level="1" style:parent-style-name="Heading">
      <style:text-properties fo:font-weight="bold" style:font-size-asian="115%" style:font-size-complex="115%" fo:font-size="115%" style:font-weight-asian="bold" style:font-weight-complex="bold"/>
    </style:style>
    <style:style style:next-style-name="Text_20_body" style:class="text" style:family="paragraph" style:name="Heading_20_2" style:display-name="Heading 2" style:default-outline-level="2" style:parent-style-name="Heading">
      <style:text-properties fo:font-weight="bold" fo:font-style="italic" style:font-size-asian="14pt" style:font-weight-complex="bold" style:font-size-complex="14pt" fo:font-size="14pt" style:font-style-asian="italic" style:font-style-complex="italic" style:font-weight-asian="bold"/>
    </style:style>
    <style:style style:next-style-name="Text_20_body" style:class="text" style:family="paragraph" style:name="Heading_20_3" style:display-name="Heading 3" style:default-outline-level="3" style:parent-style-name="Heading">
      <style:text-properties fo:font-weight="bold" style:font-size-asian="14pt" style:font-size-complex="14pt" fo:font-size="14pt" style:font-weight-asian="bold" style:font-weight-complex="bold"/>
    </style:style>
    <style:style style:name="List" style:class="list" style:parent-style-name="Text_20_body" style:family="paragraph">
      <style:text-properties style:font-name-complex="Tahoma1"/>
    </style:style>
    <style:style style:name="Caption" style:class="extra" style:parent-style-name="Standard" style:family="paragraph">
      <style:paragraph-properties fo:margin-top="0.212cm" text:number-lines="false" text:line-number="0" fo:margin-bottom="0.212cm"/>
      <style:text-properties fo:font-style="italic" style:font-size-asian="12pt" style:font-size-complex="12pt" fo:font-size="12pt" style:font-style-asian="italic" style:font-style-complex="italic" style:font-name-complex="Tahoma1"/>
    </style:style>
    <style:style style:name="Index" style:class="index" style:parent-style-name="Standard" style:family="paragraph">
      <style:paragraph-properties text:number-lines="false" text:line-number="0"/>
      <style:text-properties style:font-name-complex="Tahoma1"/>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notes-configuration style:num-format="1" text:start-value="0" text:note-class="footnote" text:start-numbering-at="document" text:footnotes-position="page"/>
    <text:notes-configuration style:num-format="i" text:start-value="0" text:note-class="endnote"/>
    <text:linenumbering-configuration text:number-lines="false" text:increment="5" style:num-format="1" text:number-position="left" text:offset="0.499cm"/>
  </office:styles>
  <office:automatic-styles>
    <style:page-layout style:name="Mpm1">
      <style:page-layout-properties fo:margin-top="2cm" style:writing-mode="lr-tb" fo:margin-left="2cm" fo:page-width="21.59cm" style:num-format="1" style:print-orientation="portrait" style:footnote-max-height="0cm" fo:margin-bottom="2cm" fo:page-height="27.94cm" fo:margin-right="2cm">
        <style:footnote-sep style:adjustment="left" style:rel-width="25%" style:color="#000000" style:distance-after-sep="0.101cm" style:width="0.018cm" style:distance-before-sep="0.101cm"/>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Gaetan Delannay</meta:initial-creator>
    <meta:creation-date>2007-08-06T12:09:45</meta:creation-date>
    <dc:creator>Gaëtan Delannay</dc:creator>
    <dc:date>2009-10-02T16:03:51</dc:date>
    <dc:language>en-US</dc:language>
    <meta:editing-cycles>25</meta:editing-cycles>
    <meta:editing-duration>PT01H56M12S</meta:editing-duration>
    <meta:document-statistic meta:table-count="0" meta:image-count="0" meta:object-count="0" meta:page-count="1" meta:paragraph-count="4" meta:word-count="19" meta:character-count="95"/>
    <meta:user-defined meta:name="Info 1"/>
    <meta:user-defined meta:name="Info 2"/>
    <meta:user-defined meta:name="Info 3"/>
    <meta:user-defined meta:name="Info 4"/>
  </office:meta>
</office:document-meta>
</file>